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Slack-Lato" svg:font-family="Slack-Lato, Slack-Fractions, appleLogo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rsid="01562c8a" officeooo:paragraph-rsid="01562c8a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7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2f6811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8a1a4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66f764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34d6c5" style:font-size-asian="12pt" style:font-weight-asian="normal"/>
    </style:style>
    <style:style style:name="P23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97789" style:font-size-asian="12pt" style:font-weight-asian="normal"/>
    </style:style>
    <style:style style:name="P24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9e2a33" officeooo:paragraph-rsid="009e2a33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8029aa" officeooo:paragraph-rsid="008029aa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15e1f" officeooo:paragraph-rsid="00410ddf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ad46c" officeooo:paragraph-rsid="007caea3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1c23c" officeooo:paragraph-rsid="002f6811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60663" officeooo:paragraph-rsid="0066f764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374da" officeooo:paragraph-rsid="0066f764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cc6074" officeooo:paragraph-rsid="00cc6074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d9dd89" officeooo:paragraph-rsid="00d9dd89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f86959" officeooo:paragraph-rsid="006206e6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30fdc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206e6" officeooo:paragraph-rsid="0134a2b0" style:font-size-asian="12pt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6dc5a" officeooo:paragraph-rsid="0136dc5a" style:font-size-asian="12pt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4a2b0" style:font-size-asian="12pt" style:font-weight-asian="normal"/>
    </style:style>
    <style:style style:name="P4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fo:background-color="transparent" style:font-size-asian="12pt" style:font-weight-asian="normal"/>
    </style:style>
    <style:style style:name="P42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06374da" fo:background-color="transparent" style:font-size-asian="12pt" style:font-weight-asian="normal" style:font-size-complex="12pt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5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5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5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5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6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50f5c3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6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68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bold" style:font-size-asian="12pt" style:font-style-asian="normal" style:font-weight-asian="bold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7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Helvetica" fo:font-size="14pt" fo:font-weight="bold" officeooo:paragraph-rsid="003d43fe" style:font-size-asian="14pt" style:font-weight-asian="bold"/>
    </style:style>
    <style:style style:name="P7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8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8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8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8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84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424f4"/>
    </style:style>
    <style:style style:name="P8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8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87" style:family="paragraph" style:parent-style-name="Horizontal_20_Line">
      <style:paragraph-properties fo:line-height="115%"/>
    </style:style>
    <style:style style:name="P88" style:family="paragraph" style:parent-style-name="Horizontal_20_Line">
      <style:paragraph-properties fo:line-height="115%"/>
      <style:text-properties officeooo:paragraph-rsid="00410ddf"/>
    </style:style>
    <style:style style:name="P89" style:family="paragraph" style:parent-style-name="Horizontal_20_Line">
      <style:paragraph-properties fo:line-height="115%"/>
      <style:text-properties officeooo:paragraph-rsid="0066f764"/>
    </style:style>
    <style:style style:name="P90" style:family="paragraph" style:parent-style-name="Horizontal_20_Line">
      <style:paragraph-properties fo:line-height="115%"/>
      <style:text-properties officeooo:paragraph-rsid="0117d0be"/>
    </style:style>
    <style:style style:name="P91" style:family="paragraph" style:parent-style-name="Horizontal_20_Line">
      <style:paragraph-properties fo:line-height="115%"/>
      <style:text-properties officeooo:paragraph-rsid="0094a730"/>
    </style:style>
    <style:style style:name="P92" style:family="paragraph" style:parent-style-name="Horizontal_20_Line">
      <style:paragraph-properties fo:line-height="115%"/>
      <style:text-properties officeooo:paragraph-rsid="01330fdc"/>
    </style:style>
    <style:style style:name="P93" style:family="paragraph" style:parent-style-name="Horizontal_20_Line">
      <style:paragraph-properties fo:line-height="115%"/>
      <style:text-properties officeooo:paragraph-rsid="0150f5c3"/>
    </style:style>
    <style:style style:name="P9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9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96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9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9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9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10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10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10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10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10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105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10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1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12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113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1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11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11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11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11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11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12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1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6e070" officeooo:paragraph-rsid="0156e070"/>
    </style:style>
    <style:style style:name="P1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e9217" officeooo:paragraph-rsid="015e9217"/>
    </style:style>
    <style:style style:name="P1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5f125b" officeooo:paragraph-rsid="015f125b" style:font-size-asian="12pt" style:font-weight-asian="normal"/>
    </style:style>
    <style:style style:name="P12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7e6bd"/>
    </style:style>
    <style:style style:name="T1" style:family="text">
      <style:text-properties fo:color="#000000" loext:opacity="100%" fo:font-size="12pt" fo:font-weight="bold" style:font-size-asian="12pt" style:font-weight-asian="bold"/>
    </style:style>
    <style:style style:name="T2" style:family="text">
      <style:text-properties fo:color="#000000" loext:opacity="100%" fo:font-size="12pt" fo:font-weight="normal" style:font-size-asian="12pt" style:font-weight-asian="normal"/>
    </style:style>
    <style:style style:name="T3" style:family="text">
      <style:text-properties fo:color="#000000" loext:opacity="100%" fo:font-size="12pt" fo:font-weight="normal" officeooo:rsid="006374da" style:font-size-asian="12pt" style:font-weight-asian="normal"/>
    </style:style>
    <style:style style:name="T4" style:family="text">
      <style:text-properties fo:color="#000000" loext:opacity="100%" fo:font-size="12pt" fo:font-weight="normal" officeooo:rsid="00642082" style:font-size-asian="12pt" style:font-weight-asian="normal"/>
    </style:style>
    <style:style style:name="T5" style:family="text">
      <style:text-properties fo:color="#000000" loext:opacity="100%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loext:opacity="100%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loext:opacity="100%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loext:opacity="100%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loext:opacity="100%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loext:opacity="100%" fo:font-size="12pt" fo:font-style="italic" style:font-size-asian="12pt" style:font-style-asian="italic"/>
    </style:style>
    <style:style style:name="T11" style:family="text">
      <style:text-properties fo:color="#000000" loext:opacity="100%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loext:opacity="100%" fo:font-size="12pt" fo:font-style="italic" officeooo:rsid="0154af18" fo:background-color="transparent" loext:char-shading-value="0" style:font-size-asian="12pt" style:font-style-asian="italic" style:font-style-complex="italic"/>
    </style:style>
    <style:style style:name="T13" style:family="text">
      <style:text-properties fo:color="#000000" loext:opacity="100%" fo:font-size="12pt" fo:font-style="italic" officeooo:rsid="015b9523" fo:background-color="transparent" loext:char-shading-value="0" style:font-size-asian="12pt" style:font-style-asian="italic" style:font-style-complex="italic"/>
    </style:style>
    <style:style style:name="T14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fo:font-size="12pt" fo:font-style="normal" fo:font-weight="normal" style:font-size-asian="12pt" style:font-style-asian="normal" style:font-weight-asian="normal" style:font-weight-complex="normal"/>
    </style:style>
    <style:style style:name="T16" style:family="text">
      <style:text-properties fo:color="#000000" loext:opacity="100%" fo:font-size="12pt" fo:font-style="normal" fo:font-weight="normal" officeooo:rsid="003e39cc" style:font-size-asian="12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officeooo:rsid="005a8d3b" style:font-size-asian="12pt" style:font-style-asian="normal" style:font-weight-asian="normal"/>
    </style:style>
    <style:style style:name="T18" style:family="text">
      <style:text-properties fo:color="#000000" loext:opacity="100%" fo:font-size="12pt" fo:font-style="normal" fo:font-weight="normal" officeooo:rsid="005f2b29" style:font-size-asian="12pt" style:font-style-asian="normal" style:font-weight-asian="normal"/>
    </style:style>
    <style:style style:name="T19" style:family="text">
      <style:text-properties fo:color="#000000" loext:opacity="100%" fo:font-size="12pt" fo:font-style="normal" fo:font-weight="normal" officeooo:rsid="0060cba5" style:font-size-asian="12pt" style:font-style-asian="normal" style:font-weight-asian="normal"/>
    </style:style>
    <style:style style:name="T20" style:family="text">
      <style:text-properties fo:color="#000000" loext:opacity="100%" fo:font-size="12pt" fo:font-style="normal" fo:font-weight="normal" officeooo:rsid="0081e615" style:font-size-asian="12pt" style:font-style-asian="normal" style:font-weight-asian="normal"/>
    </style:style>
    <style:style style:name="T21" style:family="text">
      <style:text-properties fo:color="#000000" loext:opacity="100%" fo:font-size="12pt" fo:font-style="normal" fo:font-weight="normal" officeooo:rsid="0084f580" style:font-size-asian="12pt" style:font-style-asian="normal" style:font-weight-asian="normal"/>
    </style:style>
    <style:style style:name="T22" style:family="text">
      <style:text-properties fo:color="#000000" loext:opacity="100%" fo:font-size="12pt" fo:font-style="normal" fo:font-weight="normal" officeooo:rsid="008849ba" style:font-size-asian="12pt" style:font-style-asian="normal" style:font-weight-asian="normal"/>
    </style:style>
    <style:style style:name="T23" style:family="text">
      <style:text-properties fo:color="#000000" loext:opacity="100%" fo:font-size="12pt" fo:font-style="normal" fo:font-weight="normal" officeooo:rsid="008a968a" style:font-size-asian="12pt" style:font-style-asian="normal" style:font-weight-asian="normal"/>
    </style:style>
    <style:style style:name="T24" style:family="text">
      <style:text-properties fo:color="#000000" loext:opacity="100%" fo:font-size="12pt" fo:font-style="normal" fo:font-weight="normal" officeooo:rsid="008aacd5" style:font-size-asian="12pt" style:font-style-asian="normal" style:font-weight-asian="normal"/>
    </style:style>
    <style:style style:name="T25" style:family="text">
      <style:text-properties fo:color="#000000" loext:opacity="100%" fo:font-size="12pt" fo:font-style="normal" fo:font-weight="normal" officeooo:rsid="0096fe01" style:font-size-asian="12pt" style:font-style-asian="normal" style:font-weight-asian="normal"/>
    </style:style>
    <style:style style:name="T26" style:family="text">
      <style:text-properties fo:color="#000000" loext:opacity="100%" fo:font-size="12pt" fo:font-style="normal" fo:font-weight="normal" officeooo:rsid="009a6917" style:font-size-asian="12pt" style:font-style-asian="normal" style:font-weight-asian="normal"/>
    </style:style>
    <style:style style:name="T27" style:family="text">
      <style:text-properties fo:color="#000000" loext:opacity="100%" fo:font-size="12pt" fo:font-style="normal" fo:font-weight="normal" officeooo:rsid="009ebc33" style:font-size-asian="12pt" style:font-style-asian="normal" style:font-weight-asian="normal"/>
    </style:style>
    <style:style style:name="T28" style:family="text">
      <style:text-properties fo:color="#000000" loext:opacity="100%" fo:font-size="12pt" fo:font-style="normal" fo:font-weight="normal" officeooo:rsid="00a292bb" style:font-size-asian="12pt" style:font-style-asian="normal" style:font-weight-asian="normal"/>
    </style:style>
    <style:style style:name="T29" style:family="text">
      <style:text-properties fo:color="#000000" loext:opacity="100%" fo:font-size="12pt" fo:font-style="normal" fo:font-weight="normal" officeooo:rsid="00a6b773" style:font-size-asian="12pt" style:font-style-asian="normal" style:font-weight-asian="normal"/>
    </style:style>
    <style:style style:name="T30" style:family="text">
      <style:text-properties fo:color="#000000" loext:opacity="100%" fo:font-size="12pt" fo:font-style="normal" fo:font-weight="normal" officeooo:rsid="00a9466b" style:font-size-asian="12pt" style:font-style-asian="normal" style:font-weight-asian="normal"/>
    </style:style>
    <style:style style:name="T31" style:family="text">
      <style:text-properties fo:color="#000000" loext:opacity="100%" fo:font-size="12pt" fo:font-style="normal" fo:font-weight="normal" officeooo:rsid="00b4e2f1" style:font-size-asian="12pt" style:font-style-asian="normal" style:font-weight-asian="normal"/>
    </style:style>
    <style:style style:name="T32" style:family="text">
      <style:text-properties fo:color="#000000" loext:opacity="100%" fo:font-size="12pt" fo:font-style="normal" fo:font-weight="normal" officeooo:rsid="00b58e44" style:font-size-asian="12pt" style:font-style-asian="normal" style:font-weight-asian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/>
    </style:style>
    <style:style style:name="T34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/>
    </style:style>
    <style:style style:name="T40" style:family="text">
      <style:text-properties fo:color="#000000" loext:opacity="100%" fo:font-size="12pt" fo:font-style="normal" fo:font-weight="normal" officeooo:rsid="0150f5c3" style:font-size-asian="12pt" style:font-style-asian="normal" style:font-weight-asian="normal" style:font-style-complex="normal"/>
    </style:style>
    <style:style style:name="T41" style:family="text">
      <style:text-properties fo:color="#000000" loext:opacity="100%" fo:font-size="12pt" fo:font-style="normal" fo:font-weight="normal" officeooo:rsid="00eaa7d1" style:font-size-asian="12pt" style:font-style-asian="normal" style:font-weight-asian="normal"/>
    </style:style>
    <style:style style:name="T42" style:family="text">
      <style:text-properties fo:color="#000000" loext:opacity="100%" fo:font-size="12pt" fo:font-style="normal" fo:font-weight="normal" officeooo:rsid="01264c8c" style:font-size-asian="12pt" style:font-style-asian="normal" style:font-weight-asian="normal"/>
    </style:style>
    <style:style style:name="T43" style:family="text">
      <style:text-properties fo:color="#000000" loext:opacity="100%" fo:font-size="12pt" fo:font-style="normal" fo:font-weight="normal" officeooo:rsid="01330fdc" style:font-size-asian="12pt" style:font-style-asian="normal" style:font-weight-asian="normal"/>
    </style:style>
    <style:style style:name="T44" style:family="text">
      <style:text-properties fo:color="#000000" loext:opacity="100%" fo:font-size="12pt" fo:font-style="normal" fo:font-weight="normal" officeooo:rsid="013b48fd" style:font-size-asian="12pt" style:font-style-asian="normal" style:font-weight-asian="normal"/>
    </style:style>
    <style:style style:name="T45" style:family="text">
      <style:text-properties fo:color="#000000" loext:opacity="100%" fo:font-size="12pt" fo:font-style="normal" fo:font-weight="normal" officeooo:rsid="013c0c84" style:font-size-asian="12pt" style:font-style-asian="normal" style:font-weight-asian="normal"/>
    </style:style>
    <style:style style:name="T46" style:family="text">
      <style:text-properties fo:color="#000000" loext:opacity="100%" fo:font-size="12pt" fo:font-style="normal" fo:font-weight="normal" officeooo:rsid="0140327c" style:font-size-asian="12pt" style:font-style-asian="normal" style:font-weight-asian="normal"/>
    </style:style>
    <style:style style:name="T47" style:family="text">
      <style:text-properties fo:color="#000000" loext:opacity="100%" fo:font-size="12pt" fo:font-style="normal" style:font-size-asian="12pt" style:font-style-asian="normal"/>
    </style:style>
    <style:style style:name="T48" style:family="text">
      <style:text-properties fo:color="#000000" loext:opacity="100%" fo:font-size="12pt" fo:font-style="normal" officeooo:rsid="00f3a0b3" style:font-size-asian="12pt" style:font-style-asian="normal"/>
    </style:style>
    <style:style style:name="T49" style:family="text">
      <style:text-properties fo:color="#000000" loext:opacity="100%" fo:font-size="12pt" fo:font-style="normal" officeooo:rsid="00f3f29a" style:font-size-asian="12pt" style:font-style-asian="normal"/>
    </style:style>
    <style:style style:name="T50" style:family="text">
      <style:text-properties fo:color="#000000" loext:opacity="100%" fo:font-size="12pt" fo:font-style="normal" officeooo:rsid="012e66c2" style:font-size-asian="12pt" style:font-style-asian="normal"/>
    </style:style>
    <style:style style:name="T51" style:family="text">
      <style:text-properties fo:color="#000000" loext:opacity="100%" fo:font-size="12pt" fo:font-style="normal" officeooo:rsid="00bbbe5e" style:font-size-asian="12pt" style:font-style-asian="normal"/>
    </style:style>
    <style:style style:name="T52" style:family="text">
      <style:text-properties fo:color="#000000" loext:opacity="100%" fo:font-size="12pt" fo:font-style="normal" officeooo:rsid="00dc4e4c" style:font-size-asian="12pt" style:font-style-asian="normal"/>
    </style:style>
    <style:style style:name="T53" style:family="text">
      <style:text-properties fo:color="#000000" loext:opacity="100%" fo:font-size="12pt" fo:font-style="normal" officeooo:rsid="00e2c6d1" style:font-size-asian="12pt" style:font-style-asian="normal"/>
    </style:style>
    <style:style style:name="T54" style:family="text">
      <style:text-properties fo:color="#000000" loext:opacity="100%" fo:font-size="12pt" fo:font-style="normal" officeooo:rsid="00de6712" style:font-size-asian="12pt" style:font-style-asian="normal"/>
    </style:style>
    <style:style style:name="T55" style:family="text">
      <style:text-properties fo:color="#000000" loext:opacity="100%" fo:font-size="12pt" fo:font-style="normal" officeooo:rsid="00c42b3d" style:font-size-asian="12pt" style:font-style-asian="normal"/>
    </style:style>
    <style:style style:name="T56" style:family="text">
      <style:text-properties fo:color="#000000" loext:opacity="100%" fo:font-size="12pt" fo:font-style="normal" officeooo:rsid="00da5690" style:font-size-asian="12pt" style:font-style-asian="normal"/>
    </style:style>
    <style:style style:name="T57" style:family="text">
      <style:text-properties fo:color="#000000" loext:opacity="100%" fo:font-size="12pt" fo:font-style="normal" officeooo:rsid="00d642f9" style:font-size-asian="12pt" style:font-style-asian="normal"/>
    </style:style>
    <style:style style:name="T58" style:family="text">
      <style:text-properties fo:color="#000000" loext:opacity="100%" fo:font-size="12pt" fo:font-style="normal" officeooo:rsid="006b4918" style:font-size-asian="12pt" style:font-style-asian="normal"/>
    </style:style>
    <style:style style:name="T59" style:family="text">
      <style:text-properties fo:color="#000000" loext:opacity="100%" fo:font-size="12pt" fo:font-style="normal" officeooo:rsid="00c62270" style:font-size-asian="12pt" style:font-style-asian="normal"/>
    </style:style>
    <style:style style:name="T60" style:family="text">
      <style:text-properties fo:color="#000000" loext:opacity="100%" fo:font-size="12pt" fo:font-style="normal" officeooo:rsid="00cbd4d5" style:font-size-asian="12pt" style:font-style-asian="normal"/>
    </style:style>
    <style:style style:name="T61" style:family="text">
      <style:text-properties fo:color="#000000" loext:opacity="100%" fo:font-size="12pt" fo:font-style="normal" officeooo:rsid="00c606a7" style:font-size-asian="12pt" style:font-style-asian="normal"/>
    </style:style>
    <style:style style:name="T62" style:family="text">
      <style:text-properties fo:color="#000000" loext:opacity="100%" fo:font-size="12pt" fo:font-style="normal" officeooo:rsid="00c974e6" style:font-size-asian="12pt" style:font-style-asian="normal"/>
    </style:style>
    <style:style style:name="T63" style:family="text">
      <style:text-properties fo:color="#000000" loext:opacity="100%" fo:font-size="12pt" fo:font-style="normal" officeooo:rsid="00caac87" style:font-size-asian="12pt" style:font-style-asian="normal"/>
    </style:style>
    <style:style style:name="T64" style:family="text">
      <style:text-properties fo:color="#000000" loext:opacity="100%" fo:font-size="12pt" fo:font-style="normal" officeooo:rsid="00cab530" style:font-size-asian="12pt" style:font-style-asian="normal"/>
    </style:style>
    <style:style style:name="T65" style:family="text">
      <style:text-properties fo:color="#000000" loext:opacity="100%" fo:font-size="12pt" fo:font-style="normal" officeooo:rsid="001987d4" style:font-size-asian="12pt" style:font-style-asian="normal"/>
    </style:style>
    <style:style style:name="T66" style:family="text">
      <style:text-properties fo:color="#000000" loext:opacity="100%" fo:font-size="12pt" fo:font-style="normal" officeooo:rsid="00cb24f1" style:font-size-asian="12pt" style:font-style-asian="normal"/>
    </style:style>
    <style:style style:name="T67" style:family="text">
      <style:text-properties fo:color="#000000" loext:opacity="100%" fo:font-size="12pt" fo:font-style="normal" officeooo:rsid="00cbbe27" style:font-size-asian="12pt" style:font-style-asian="normal"/>
    </style:style>
    <style:style style:name="T68" style:family="text">
      <style:text-properties fo:color="#000000" loext:opacity="100%" fo:font-size="12pt" fo:font-style="normal" officeooo:rsid="00bbbe5e" fo:background-color="transparent" loext:char-shading-value="0" style:font-size-asian="12pt" style:font-style-asian="normal"/>
    </style:style>
    <style:style style:name="T69" style:family="text">
      <style:text-properties fo:color="#000000" loext:opacity="100%" fo:font-size="12pt" fo:font-style="normal" officeooo:rsid="014f8326" fo:background-color="transparent" loext:char-shading-value="0" style:font-size-asian="12pt" style:font-style-asian="normal"/>
    </style:style>
    <style:style style:name="T70" style:family="text">
      <style:text-properties fo:color="#000000" loext:opacity="100%" fo:font-size="12pt" fo:font-style="normal" officeooo:rsid="00f3a0b3" fo:background-color="transparent" loext:char-shading-value="0" style:font-size-asian="12pt" style:font-style-asian="normal"/>
    </style:style>
    <style:style style:name="T71" style:family="text">
      <style:text-properties fo:color="#000000" loext:opacity="100%" fo:font-size="12pt" fo:font-style="normal" officeooo:rsid="015424f4" fo:background-color="transparent" loext:char-shading-value="0" style:font-size-asian="12pt" style:font-style-asian="normal"/>
    </style:style>
    <style:style style:name="T72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/>
    </style:style>
    <style:style style:name="T73" style:family="text">
      <style:text-properties fo:color="#000000" loext:opacity="100%" fo:font-size="12pt" fo:font-style="normal" officeooo:rsid="0154af18" fo:background-color="transparent" loext:char-shading-value="0" style:font-size-asian="12pt" style:font-style-asian="normal" style:font-style-complex="normal"/>
    </style:style>
    <style:style style:name="T74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 style:font-style-complex="normal"/>
    </style:style>
    <style:style style:name="T75" style:family="text">
      <style:text-properties fo:color="#000000" loext:opacity="100%" fo:font-size="12pt" fo:font-style="normal" officeooo:rsid="015ca5df" fo:background-color="transparent" loext:char-shading-value="0" style:font-size-asian="12pt" style:font-style-asian="normal"/>
    </style:style>
    <style:style style:name="T76" style:family="text">
      <style:text-properties fo:color="#000000" loext:opacity="100%" fo:font-size="12pt" style:font-size-asian="12pt"/>
    </style:style>
    <style:style style:name="T77" style:family="text">
      <style:text-properties fo:color="#000000" loext:opacity="100%" fo:font-size="12pt" officeooo:rsid="002c2736" style:font-size-asian="12pt"/>
    </style:style>
    <style:style style:name="T78" style:family="text">
      <style:text-properties fo:color="#000000" loext:opacity="100%" fo:font-size="12pt" officeooo:rsid="009cf61b" style:font-size-asian="12pt"/>
    </style:style>
    <style:style style:name="T79" style:family="text">
      <style:text-properties fo:color="#000000" loext:opacity="100%" fo:font-size="12pt" officeooo:rsid="00c42b3d" style:font-size-asian="12pt"/>
    </style:style>
    <style:style style:name="T80" style:family="text">
      <style:text-properties fo:color="#000000" loext:opacity="100%" fo:font-size="12pt" officeooo:rsid="0070533b" style:font-size-asian="12pt"/>
    </style:style>
    <style:style style:name="T81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82" style:family="text">
      <style:text-properties fo:color="#000000" loext:opacity="100%" style:font-name="Times New Roman" fo:font-size="12pt" fo:font-weight="normal" officeooo:rsid="003b3641" style:font-size-asian="12pt" style:font-weight-asian="normal"/>
    </style:style>
    <style:style style:name="T83" style:family="text">
      <style:text-properties fo:color="#000000" loext:opacity="100%" style:font-name="Times New Roman" fo:font-size="12pt" fo:font-weight="normal" officeooo:rsid="006206e6" style:font-size-asian="12pt" style:font-weight-asian="normal"/>
    </style:style>
    <style:style style:name="T84" style:family="text">
      <style:text-properties fo:color="#000000" loext:opacity="100%" style:font-name="Times New Roman" fo:font-size="12pt" fo:font-weight="normal" officeooo:rsid="00683301" style:font-size-asian="12pt" style:font-weight-asian="normal"/>
    </style:style>
    <style:style style:name="T85" style:family="text">
      <style:text-properties fo:color="#000000" loext:opacity="100%" style:font-name="Times New Roman" fo:font-size="12pt" fo:font-weight="normal" officeooo:rsid="01330fdc" style:font-size-asian="12pt" style:font-weight-asian="normal"/>
    </style:style>
    <style:style style:name="T86" style:family="text">
      <style:text-properties fo:color="#000000" loext:opacity="100%" style:font-name="Times New Roman" fo:font-size="12pt" fo:font-weight="normal" officeooo:rsid="0134a2b0" style:font-size-asian="12pt" style:font-weight-asian="normal"/>
    </style:style>
    <style:style style:name="T87" style:family="text">
      <style:text-properties fo:color="#000000" loext:opacity="100%" style:font-name="Times New Roman" fo:font-size="12pt" fo:font-weight="normal" officeooo:rsid="0134d6c5" style:font-size-asian="12pt" style:font-weight-asian="normal"/>
    </style:style>
    <style:style style:name="T88" style:family="text">
      <style:text-properties fo:color="#000000" loext:opacity="100%" style:font-name="Times New Roman" fo:font-size="12pt" fo:font-weight="normal" officeooo:rsid="01562c8a" style:font-size-asian="12pt" style:font-weight-asian="normal"/>
    </style:style>
    <style:style style:name="T89" style:family="text">
      <style:text-properties fo:color="#000000" loext:opacity="100%" style:font-name="Times New Roman" fo:font-size="12pt" fo:font-weight="bold" style:font-size-asian="12pt" style:font-weight-asian="bold"/>
    </style:style>
    <style:style style:name="T90" style:family="text">
      <style:text-properties fo:color="#000000" loext:opacity="100%" style:font-name="Times New Roman" fo:font-size="12pt" fo:font-weight="bold" officeooo:rsid="003b3641" style:font-size-asian="12pt" style:font-weight-asian="bold"/>
    </style:style>
    <style:style style:name="T91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/>
    </style:style>
    <style:style style:name="T92" style:family="text">
      <style:text-properties fo:color="#000000" loext:opacity="100%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93" style:family="text">
      <style:text-properties fo:color="#000000" loext:opacity="100%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4" style:family="text">
      <style:text-properties fo:color="#000000" loext:opacity="100%" style:font-name="Times New Roman" fo:font-size="12pt" fo:font-style="normal" fo:font-weight="normal" officeooo:rsid="0127b455" style:font-size-asian="12pt" style:font-style-asian="normal" style:font-weight-asian="normal"/>
    </style:style>
    <style:style style:name="T95" style:family="text">
      <style:text-properties fo:color="#000000" loext:opacity="100%" style:font-name="Times New Roman" fo:font-size="12pt" fo:font-style="normal" fo:font-weight="normal" officeooo:rsid="01307c41" style:font-size-asian="12pt" style:font-style-asian="normal" style:font-weight-asian="normal"/>
    </style:style>
    <style:style style:name="T96" style:family="text">
      <style:text-properties fo:color="#000000" loext:opacity="100%" style:font-name="Times New Roman" fo:font-size="12pt" fo:font-style="normal" fo:font-weight="normal" officeooo:rsid="01327e8d" style:font-size-asian="12pt" style:font-style-asian="normal" style:font-weight-asian="normal"/>
    </style:style>
    <style:style style:name="T97" style:family="text">
      <style:text-properties fo:color="#000000" loext:opacity="100%" style:font-name="Times New Roman" fo:font-size="12pt" fo:font-style="normal" fo:font-weight="normal" officeooo:rsid="0157570a" style:font-size-asian="12pt" style:font-style-asian="normal" style:font-weight-asian="normal"/>
    </style:style>
    <style:style style:name="T98" style:family="text">
      <style:text-properties fo:color="#000000" loext:opacity="100%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loext:opacity="100%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loext:opacity="100%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loext:opacity="100%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loext:opacity="100%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fo:color="#000000" loext:opacity="100%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104" style:family="text">
      <style:text-properties fo:color="#000000" loext:opacity="100%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loext:opacity="100%" style:font-name="Times New Roman" fo:font-size="12pt" fo:font-style="normal" fo:font-weight="normal" officeooo:rsid="015424f4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loext:opacity="100%" style:font-name="Times New Roman" fo:font-size="12pt" fo:font-style="normal" fo:font-weight="normal" officeooo:rsid="015ca5df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fo:color="#000000" loext:opacity="100%" style:font-name="Times New Roman" fo:font-size="12pt" fo:font-style="normal" fo:font-weight="normal" officeooo:rsid="0167e6bd" fo:background-color="transparent" loext:char-shading-value="0" style:font-size-asian="12pt" style:font-style-asian="normal" style:font-weight-asian="normal" style:font-weight-complex="normal"/>
    </style:style>
    <style:style style:name="T109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0" style:family="text">
      <style:text-properties fo:color="#000000" loext:opacity="100%" style:font-name="Times New Roman" fo:font-size="12pt" fo:font-style="normal" fo:background-color="transparent" loext:char-shading-value="0" style:font-size-asian="12pt" style:font-style-asian="normal"/>
    </style:style>
    <style:style style:name="T111" style:family="text">
      <style:text-properties fo:color="#000000" loext:opacity="100%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12" style:family="text">
      <style:text-properties fo:color="#000000" loext:opacity="100%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13" style:family="text">
      <style:text-properties fo:color="#000000" loext:opacity="100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4" style:family="text">
      <style:text-properties fo:color="#000000" loext:opacity="100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5" style:family="text">
      <style:text-properties fo:color="#000000" loext:opacity="100%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16" style:family="text">
      <style:text-properties fo:color="#000000" loext:opacity="100%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17" style:family="text">
      <style:text-properties fo:color="#000000" loext:opacity="100%" style:font-name="Times New Roman" fo:font-size="12pt" fo:font-style="italic" fo:font-weight="normal" officeooo:rsid="015d9e21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18" style:family="text">
      <style:text-properties fo:color="#000000" loext:opacity="100%" style:text-position="super 58%" fo:font-size="12pt" fo:font-style="normal" officeooo:rsid="00f3a0b3" style:font-size-asian="12pt" style:font-style-asian="normal"/>
    </style:style>
    <style:style style:name="T119" style:family="text">
      <style:text-properties fo:color="#000000" loext:opacity="100%" style:text-position="super 58%" fo:font-size="12pt" fo:font-style="normal" officeooo:rsid="00de6712" style:font-size-asian="12pt" style:font-style-asian="normal"/>
    </style:style>
    <style:style style:name="T120" style:family="text">
      <style:text-properties fo:color="#000000" loext:opacity="100%" style:text-position="super 58%" fo:font-size="12pt" fo:font-style="normal" officeooo:rsid="00d642f9" style:font-size-asian="12pt" style:font-style-asian="normal"/>
    </style:style>
    <style:style style:name="T121" style:family="text">
      <style:text-properties fo:color="#000000" loext:opacity="100%" style:text-position="super 58%" fo:font-size="12pt" fo:font-style="normal" officeooo:rsid="00cbd4d5" style:font-size-asian="12pt" style:font-style-asian="normal"/>
    </style:style>
    <style:style style:name="T122" style:family="text">
      <style:text-properties fo:color="#000000" loext:opacity="100%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23" style:family="text">
      <style:text-properties fo:color="#000000" loext:opacity="100%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24" style:family="text">
      <style:text-properties fo:color="#000000" loext:opacity="100%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25" style:family="text">
      <style:text-properties officeooo:rsid="001bf53f"/>
    </style:style>
    <style:style style:name="T126" style:family="text">
      <style:text-properties fo:font-style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officeooo:rsid="001bf53f" style:font-style-asian="italic" style:font-style-complex="italic"/>
    </style:style>
    <style:style style:name="T129" style:family="text">
      <style:text-properties fo:font-style="italic" officeooo:rsid="00b673e6" style:font-style-asian="italic" style:font-style-complex="italic"/>
    </style:style>
    <style:style style:name="T130" style:family="text">
      <style:text-properties fo:font-style="italic" officeooo:rsid="00510d3b" style:font-style-asian="italic" style:font-style-complex="italic" style:font-weight-complex="normal"/>
    </style:style>
    <style:style style:name="T131" style:family="text">
      <style:text-properties style:font-style-complex="normal"/>
    </style:style>
    <style:style style:name="T132" style:family="text">
      <style:text-properties officeooo:rsid="001bf53f" style:font-style-complex="normal"/>
    </style:style>
    <style:style style:name="T133" style:family="text">
      <style:text-properties officeooo:rsid="00510d3b" style:font-style-complex="normal"/>
    </style:style>
    <style:style style:name="T134" style:family="text">
      <style:text-properties officeooo:rsid="00510d3b" style:font-style-complex="normal" style:font-weight-complex="normal"/>
    </style:style>
    <style:style style:name="T135" style:family="text">
      <style:text-properties officeooo:rsid="01195898" style:font-style-complex="normal"/>
    </style:style>
    <style:style style:name="T136" style:family="text">
      <style:text-properties officeooo:rsid="011b6baa" style:font-style-complex="normal"/>
    </style:style>
    <style:style style:name="T137" style:family="text">
      <style:text-properties officeooo:rsid="01330fdc" style:font-style-complex="normal"/>
    </style:style>
    <style:style style:name="T138" style:family="text">
      <style:text-properties officeooo:rsid="013b48fd" style:font-style-complex="normal"/>
    </style:style>
    <style:style style:name="T139" style:family="text">
      <style:text-properties officeooo:rsid="0150f5c3" style:font-style-complex="normal"/>
    </style:style>
    <style:style style:name="T140" style:family="text">
      <style:text-properties officeooo:rsid="002e88a6"/>
    </style:style>
    <style:style style:name="T141" style:family="text">
      <style:text-properties style:text-position="super 58%" officeooo:rsid="002e88a6"/>
    </style:style>
    <style:style style:name="T142" style:family="text">
      <style:text-properties style:text-position="super 58%" officeooo:rsid="00de6712" fo:background-color="transparent" loext:char-shading-value="0" style:font-weight-complex="normal"/>
    </style:style>
    <style:style style:name="T143" style:family="text">
      <style:text-properties officeooo:rsid="0058d7e8"/>
    </style:style>
    <style:style style:name="T144" style:family="text">
      <style:text-properties officeooo:rsid="00642082"/>
    </style:style>
    <style:style style:name="T145" style:family="text">
      <style:text-properties fo:font-style="normal" officeooo:rsid="003f617d" style:font-style-asian="normal" style:font-weight-complex="normal"/>
    </style:style>
    <style:style style:name="T146" style:family="text">
      <style:text-properties fo:font-style="normal" officeooo:rsid="002ad46c" style:font-style-asian="normal" style:font-weight-complex="normal"/>
    </style:style>
    <style:style style:name="T147" style:family="text">
      <style:text-properties fo:font-style="normal" officeooo:rsid="011dd703" style:font-style-asian="normal" style:font-weight-complex="normal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fo:font-style="normal" officeooo:rsid="00b673e6" style:font-style-asian="normal" style:font-style-complex="normal"/>
    </style:style>
    <style:style style:name="T150" style:family="text">
      <style:text-properties officeooo:rsid="007caea3"/>
    </style:style>
    <style:style style:name="T151" style:family="text">
      <style:text-properties officeooo:rsid="008c8da6"/>
    </style:style>
    <style:style style:name="T152" style:family="text">
      <style:text-properties officeooo:rsid="0091b4ae"/>
    </style:style>
    <style:style style:name="T153" style:family="text">
      <style:text-properties officeooo:rsid="002ad46c"/>
    </style:style>
    <style:style style:name="T154" style:family="text">
      <style:text-properties officeooo:rsid="00a5541d"/>
    </style:style>
    <style:style style:name="T155" style:family="text">
      <style:text-properties officeooo:rsid="00a5d790"/>
    </style:style>
    <style:style style:name="T156" style:family="text">
      <style:text-properties officeooo:rsid="00b0c6f6"/>
    </style:style>
    <style:style style:name="T157" style:family="text">
      <style:text-properties officeooo:rsid="00b673e6"/>
    </style:style>
    <style:style style:name="T158" style:family="text">
      <style:text-properties officeooo:rsid="00be1ec8"/>
    </style:style>
    <style:style style:name="T159" style:family="text">
      <style:text-properties officeooo:rsid="00c42b3d"/>
    </style:style>
    <style:style style:name="T160" style:family="text">
      <style:text-properties officeooo:rsid="00dfb033"/>
    </style:style>
    <style:style style:name="T161" style:family="text">
      <style:text-properties officeooo:rsid="00dc4e4c" fo:background-color="transparent" loext:char-shading-value="0" style:font-weight-complex="normal"/>
    </style:style>
    <style:style style:name="T162" style:family="text">
      <style:text-properties officeooo:rsid="0116c2d1" fo:background-color="transparent" loext:char-shading-value="0" style:font-weight-complex="normal"/>
    </style:style>
    <style:style style:name="T163" style:family="text">
      <style:text-properties officeooo:rsid="006374da" fo:background-color="transparent" loext:char-shading-value="0" style:font-size-complex="12pt"/>
    </style:style>
    <style:style style:name="T164" style:family="text">
      <style:text-properties officeooo:rsid="015abbc9" fo:background-color="transparent" loext:char-shading-value="0" style:font-size-complex="12pt"/>
    </style:style>
    <style:style style:name="T165" style:family="text">
      <style:text-properties officeooo:rsid="00e5f8e5"/>
    </style:style>
    <style:style style:name="T166" style:family="text">
      <style:text-properties officeooo:rsid="00b7c47e"/>
    </style:style>
    <style:style style:name="T167" style:family="text">
      <style:text-properties officeooo:rsid="00e6be7a"/>
    </style:style>
    <style:style style:name="T168" style:family="text">
      <style:text-properties officeooo:rsid="00f074a7"/>
    </style:style>
    <style:style style:name="T169" style:family="text">
      <style:text-properties officeooo:rsid="0101dc2e"/>
    </style:style>
    <style:style style:name="T170" style:family="text">
      <style:text-properties officeooo:rsid="010ef239"/>
    </style:style>
    <style:style style:name="T171" style:family="text">
      <style:text-properties officeooo:rsid="011e903b"/>
    </style:style>
    <style:style style:name="T172" style:family="text">
      <style:text-properties officeooo:rsid="01327e8d"/>
    </style:style>
    <style:style style:name="T173" style:family="text">
      <style:text-properties officeooo:rsid="01330fdc"/>
    </style:style>
    <style:style style:name="T174" style:family="text">
      <style:text-properties officeooo:rsid="01343cd8"/>
    </style:style>
    <style:style style:name="T175" style:family="text">
      <style:text-properties officeooo:rsid="0134a2b0"/>
    </style:style>
    <style:style style:name="T176" style:family="text">
      <style:text-properties officeooo:rsid="0135217c"/>
    </style:style>
    <style:style style:name="T177" style:family="text">
      <style:text-properties officeooo:rsid="0136dc5a"/>
    </style:style>
    <style:style style:name="T178" style:family="text">
      <style:text-properties officeooo:rsid="014e71bc"/>
    </style:style>
    <style:style style:name="T179" style:family="text">
      <style:text-properties officeooo:rsid="0150f5c3"/>
    </style:style>
    <style:style style:name="T180" style:family="text">
      <style:text-properties style:font-name="Times New Roman" officeooo:rsid="006374da" fo:background-color="transparent" loext:char-shading-value="0" style:font-size-complex="12pt"/>
    </style:style>
    <style:style style:name="T181" style:family="text">
      <style:text-properties officeooo:rsid="01562c8a"/>
    </style:style>
    <style:style style:name="T182" style:family="text">
      <style:text-properties officeooo:rsid="015abbc9" style:font-size-complex="12pt" style:font-weight-complex="normal"/>
    </style:style>
    <style:style style:name="T183" style:family="text">
      <style:text-properties officeooo:rsid="015f125b"/>
    </style:style>
    <style:style style:name="T184" style:family="text">
      <style:text-properties officeooo:rsid="01616365"/>
    </style:style>
    <style:style style:name="T185" style:family="text">
      <style:text-properties officeooo:rsid="016638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Geoffrey Brookshire</text:p>
      <text:p text:style-name="P41"><text:a xlink:type="simple" xlink:href="mailto:brookshire@uchicago.edu" text:style-name="Internet_20_link" text:visited-style-name="Visited_20_Internet_20_Link"><text:span text:style-name="T182">brookshire@uchicago.edu</text:span></text:a><text:span text:style-name="T182"> </text:span></text:p>
      <text:p text:style-name="P24"><text:a xlink:type="simple" xlink:href="https://github.com/gbrookshire" text:style-name="Internet_20_link" text:visited-style-name="Visited_20_Internet_20_Link"><text:span text:style-name="T163">https://github.com/gbrookshire</text:span></text:a></text:p>
      <text:p text:style-name="P24"><text:a xlink:type="simple" xlink:href="https://scholar.google.com/citations?user=g4fxY0wAAAAJ&amp;hl=en" text:style-name="Internet_20_link" text:visited-style-name="Visited_20_Internet_20_Link"><text:span text:style-name="T164">Google scholar page</text:span></text:a><text:span text:style-name="T180"> </text:span></text:p>
      <text:p text:style-name="P42"/>
      <text:p text:style-name="P6">Postdoctoral experience</text:p>
      <text:p text:style-name="P92"/>
      <text:p text:style-name="P80"><text:span text:style-name="T85">2018–</text:span><text:span text:style-name="T88">2021<text:tab/><text:tab/></text:span><text:span text:style-name="T86">Postdoctoral Research Fellow</text:span></text:p>
      <text:p text:style-name="P38"><text:tab/><text:tab/><text:tab/>University of <text:span text:style-name="T173">Birmingham</text:span></text:p>
      <text:p text:style-name="P36"><text:tab/><text:tab/><text:tab/>PI: Ole Jensen</text:p>
      <text:p text:style-name="P37"/>
      <text:p text:style-name="P4">Education</text:p>
      <text:p text:style-name="P87"/>
      <text:p text:style-name="P81"><text:span text:style-name="T85">2018<text:tab/></text:span><text:span text:style-name="T84"><text:tab/></text:span><text:span text:style-name="T83"><text:tab/>Ph.D. in </text:span><text:span text:style-name="T86">P</text:span><text:span text:style-name="T83">sychology - </text:span><text:span text:style-name="T86">I</text:span><text:span text:style-name="T83">ntegrative </text:span><text:span text:style-name="T86">N</text:span><text:span text:style-name="T83">euroscience </text:span></text:p>
      <text:p text:style-name="P38"><text:tab/><text:tab/><text:tab/>University of Chicago</text:p>
      <text:p text:style-name="P36"><text:span text:style-name="T174"><text:tab/><text:tab/><text:tab/>PI</text:span><text:span text:style-name="T83">: Daniel Casasant</text:span><text:span text:style-name="T175">o</text:span></text:p>
      <text:p text:style-name="P34"/>
      <text:p text:style-name="P34"><text:span text:style-name="T175">2017-18</text:span><text:tab/><text:tab/><text:span text:style-name="T175">Visiting student at </text:span>Cornell University</text:p>
      <text:p text:style-name="P40"/>
      <text:p text:style-name="P81"><text:span text:style-name="T82">2013</text:span><text:span text:style-name="T90"><text:tab/><text:tab/><text:tab/></text:span><text:span text:style-name="T82">M.A. in </text:span><text:span text:style-name="T86">E</text:span><text:span text:style-name="T82">xperimental </text:span><text:span text:style-name="T86">P</text:span><text:span text:style-name="T82">sychology</text:span></text:p>
      <text:p text:style-name="P81"><text:span text:style-name="T82"><text:tab/><text:tab/><text:tab/></text:span><text:span text:style-name="T81">The New School for Social Research</text:span></text:p>
      <text:p text:style-name="P35"><text:tab/><text:tab/><text:tab/><text:span text:style-name="T176">PI</text:span>: Daniel Casasanto</text:p>
      <text:p text:style-name="P22"/>
      <text:p text:style-name="P82"><text:span text:style-name="T81">2009</text:span><text:span text:style-name="T89"><text:tab/></text:span><text:span text:style-name="T81"><text:tab/><text:tab/>B.A. with honors in </text:span><text:span text:style-name="T87">P</text:span><text:span text:style-name="T81">sychology</text:span></text:p>
      <text:p text:style-name="P22"><text:tab/><text:tab/><text:tab/>University of California – Berkeley</text:p>
      <text:p text:style-name="P18"><text:tab/><text:tab/><text:tab/><text:span text:style-name="T174">PI: Rich Ivry</text:span></text:p>
      <text:p text:style-name="P18"/>
      <text:p text:style-name="P2"><text:span text:style-name="T183">Grants and a</text:span>wards</text:p>
      <text:p text:style-name="P88"/>
      <text:p text:style-name="P123">2022<text:tab/><text:tab/><text:tab/>NIH grant 1R44AG080940 ($2.5M award; <text:span text:style-name="T185">co-investigator</text:span>)</text:p>
      <text:p text:style-name="P123"><text:tab/><text:tab/><text:tab/>NIH <text:span text:style-name="T184">grant</text:span> 1R41AG078039-01A1 ($300k award; <text:span text:style-name="T185">co-investigator</text:span>)</text:p>
      <text:p text:style-name="P33">2016<text:tab/><text:tab/><text:tab/>William Orr Dingwall Foundation Neurolinguistics Fellowship</text:p>
      <text:p text:style-name="P32"><text:tab/><text:tab/><text:tab/>Center for Gesture, Sign and Language Research Grant</text:p>
      <text:p text:style-name="P25">2014<text:tab/><text:tab/><text:tab/>Arts, Science, &amp; Culture Graduate Collaboration Grant</text:p>
      <text:p text:style-name="P26">2013<text:tab/><text:tab/><text:tab/>Norman H. Anderson Research Fund</text:p>
      <text:p text:style-name="P27"><text:tab/><text:tab/><text:tab/><text:span text:style-name="T150">New School for Social Research</text:span> Outstanding M.A. Graduate award</text:p>
      <text:p text:style-name="P28">2011–2013<text:tab/><text:tab/><text:span text:style-name="T150">New School for Social Research</text:span> Dean’s Scholarship</text:p>
      <text:p text:style-name="P19">2012<text:tab/><text:tab/><text:tab/>National Science Foundation GRFP Honorable Mention</text:p>
      <text:p text:style-name="P19"><text:soft-page-break/>2011<text:tab/><text:tab/><text:tab/>Robert J. Glushko &amp; Pamela Samuelson Foundation Student Travel Grant</text:p>
      <text:p text:style-name="P29">2009<text:tab/><text:tab/><text:tab/>Highest distinction in general scholarship, UC Berkeley</text:p>
      <text:p text:style-name="P20">2008<text:span text:style-name="T153">–2009<text:tab/></text:span><text:tab/>Robert &amp; Colleen Haas Scholar</text:p>
      <text:p text:style-name="P19">2005<text:tab/><text:tab/><text:tab/>Flinn Foundation Scholarship Finalist</text:p>
      <text:p text:style-name="P18"/>
      <text:p text:style-name="P5">Publications</text:p>
      <text:p text:style-name="P88"/>
      <text:p text:style-name="P84"><text:span text:style-name="T100">B</text:span><text:span text:style-name="T105">rookshire, G. (</text:span><text:span text:style-name="T106">2022</text:span><text:span text:style-name="T105">). </text:span><text:span text:style-name="T75">Putative rhythms in attentional switching can be explained by aperiodic temporal structure</text:span><text:span text:style-name="T107">. </text:span><text:span text:style-name="T117">Nature Human Behaviour, </text:span><text:span text:style-name="T109">DOI: 10.1038/s41562-022-01364-0</text:span></text:p>
      <text:p text:style-name="P111"><text:span text:style-name="T68">Brookshire, G., Mangelsdorf, H.</text:span><text:span text:style-name="T69">H</text:span><text:span text:style-name="T68">., Sava-Segal, C., Reis, K., Nusbaum, H., Goldin-Meadow, S., </text:span><text:span text:style-name="T69">Casasanto, D. (</text:span><text:span text:style-name="T72">2021</text:span><text:span text:style-name="T69">). Expertise modulates neural </text:span><text:span text:style-name="T71">stimulus-tracking</text:span><text:span text:style-name="T70">. </text:span><text:span text:style-name="T13">E</text:span><text:span text:style-name="T12">Neuro 8</text:span><text:span text:style-name="T73">(4), 0065-21.2021</text:span><text:span text:style-name="T12">.</text:span><text:span text:style-name="T73"> </text:span><text:span text:style-name="T74">DOI: 10.1523/ENEURO.0065-21.2021</text:span><text:span text:style-name="T12"> </text:span></text:p>
      <text:p text:style-name="P111">Lucero, C., Brookshire, G., Sava-Segal, C., Bottini, R., Goldin-Meadow, S., Vogel, E. K., &amp; Casasanto, D. (<text:span text:style-name="T178">2020</text:span>.) Unconscious number discrimination in the human visual system. <text:span text:style-name="T127">Cerebral Cortex 30</text:span><text:span text:style-name="T148">(11), 5821-5829.</text:span></text:p>
      <text:p text:style-name="P107">Brookshire, G. &amp; Casasanto, D. (2018). Approach motivation in human cerebral cortex. <text:span text:style-name="T127">Philosophical Transactions of the Royal Society B</text:span>. DOI: 10.1098/rstb.2017-0141</text:p>
      <text:p text:style-name="P107">Brookshire, G., Lu, J., Nusbaum, H. C., Goldin-Meadow, S., &amp; Casasanto, D. (2017). Visual cortex entrains to sign language. <text:span text:style-name="T126">Proceedings of the National Academy of Sciences</text:span>, <text:span text:style-name="T126">114</text:span>(24), 6352-6357.</text:p>
      <text:p text:style-name="P108"><text:span text:style-name="T154">Gray, S. J., Brookshire, G., Casasanto, D., &amp; Gallo, D. </text:span>(<text:span text:style-name="T157">2015</text:span>). Electrically Stimulating Prefrontal Cortex at Retrieval Improves Recollection Accuracy. <text:span text:style-name="T127">Cortex</text:span><text:span text:style-name="T129">, 73</text:span><text:span text:style-name="T149">, 188-194.</text:span></text:p>
      <text:p text:style-name="P109">Casasanto, D., Brookshire, G., <text:span text:style-name="T159">&amp; </text:span>Ivry, R. (<text:span text:style-name="T157">2015</text:span>). Meaning is not a reflex: Context dependence of motor-meaning congruity effects. <text:span text:style-name="T127">Cognitive Scienc</text:span><text:span text:style-name="T129">e, 39</text:span><text:span text:style-name="T149">(8), 1979-1986. </text:span></text:p>
      <text:p text:style-name="P110"><text:span text:style-name="T77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7"> </text:span><text:span text:style-name="T78">(pp. 296–301)</text:span><text:span text:style-name="T77">. Austin, TX: Cognitive Science Society.</text:span></text:p>
      <text:p text:style-name="P106"><text:span text:style-name="T77">Brookshire, G., Graver, C., </text:span><text:span text:style-name="T79">&amp;</text:span><text:span text:style-name="T77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77"> (pp. </text:span><text:span text:style-name="T80">245–250</text:span><text:span text:style-name="T77">). Austin, TX: Cognitive Science Society.</text:span></text:p>
      <text:p text:style-name="P105"><text:span text:style-name="T76">Brookshire, G. &amp; Casasanto, D. (2012). Motivation and Motor Control: Hemispheric Specialization for Approach Motivation Reverses with Handedness. </text:span><text:span text:style-name="T10">PLoS ONE 7(4)</text:span><text:span text:style-name="T47">: e36036. doi:10.1371/journal.pone.0036036</text:span></text:p>
      <text:p text:style-name="P105"><text:span text:style-name="T47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7"> (pp. 2610-2615). </text:span><text:soft-page-break/><text:span text:style-name="T47">Austin, TX: Cognitive Science Society.</text:span></text:p>
      <text:p text:style-name="P97"><text:span text:style-name="T15">Brookshire, G.</text:span><text:span text:style-name="T14">, Ivry, R., &amp; Casasanto, D. (2010). Modulation of motor-meaning congruity effects for valenced words. In S. Ohlsson &amp; R. Catrambone (Eds.), </text:span><text:span text:style-name="T5">Proceedings of the 32nd Annual Conference of the Cognitive Science Society</text:span><text:span text:style-name="T14"> (pp. 1940-1945). Austin, TX: Cognitive Science Society.</text:span></text:p>
      <text:p text:style-name="P75"/>
      <text:p text:style-name="P7">Talks</text:p>
      <text:p text:style-name="P91"/>
      <text:p text:style-name="P79"><text:span text:style-name="T94">* </text:span><text:span text:style-name="T95">Invited talks</text:span></text:p>
      <text:p text:style-name="P50"/>
      <text:p text:style-name="P122"><text:span text:style-name="T94">2</text:span><text:span text:style-name="T91">022<text:tab/><text:tab/>* Beijing Normal University</text:span></text:p>
      <text:p text:style-name="P121"><text:span text:style-name="T94">2</text:span><text:span text:style-name="T91">021<text:tab/><text:tab/>* </text:span><text:span text:style-name="T97">CEA NeuroSpin – INSERM Cognitive Neuroimaging Unit</text:span></text:p>
      <text:p text:style-name="P114"><text:span text:style-name="T94">2</text:span><text:span text:style-name="T91">020<text:tab/><text:tab/>* Psycholinguistics group meeting, University of Birmingham, UK</text:span></text:p>
      <text:p text:style-name="P85"><text:span text:style-name="T94">2018<text:tab/><text:tab/>* </text:span><text:span text:style-name="T96">Chang lab, UCSF</text:span></text:p>
      <text:p text:style-name="P86"><text:bookmark text:name=":11v"/><text:span text:style-name="T94"><text:tab/><text:tab/>* </text:span>Meetings on Methodology for MEEG, <text:span text:style-name="T94">University of Birmingham, UK</text:span></text:p>
      <text:p text:style-name="P49"><text:tab/><text:tab/>* Speech and Language Consortium meeting, University of Westminster, UK</text:p>
      <text:p text:style-name="P48">2017<text:tab/><text:tab/><text:span text:style-name="T161">89</text:span><text:span text:style-name="T142">th</text:span><text:span text:style-name="T161"> annual meeting of the Midwestern Psychological Association, Chicago, IL</text:span></text:p>
      <text:p text:style-name="P48"><text:span text:style-name="T161"><text:tab/><text:tab/></text:span><text:span text:style-name="T162">Human Development Brown Bag talk, Cornell</text:span></text:p>
      <text:p text:style-name="P43">2015<text:tab/><text:tab/><text:span text:style-name="T156">Art, Science and Culture Initiative at UChicago</text:span></text:p>
      <text:p text:style-name="P43"><text:tab/><text:tab/>University of Chicago Neuroscience Annual Retreat</text:p>
      <text:p text:style-name="P44"><text:tab/><text:tab/><text:span text:style-name="T156">Humanities Day at UChicago</text:span></text:p>
      <text:p text:style-name="P45">2014<text:tab/><text:tab/>Cognitive Workshop, University of Chicago</text:p>
      <text:p text:style-name="P45"><text:tab/><text:tab/><text:span text:style-name="T152">NEURO chats, University of Chicago</text:span></text:p>
      <text:p text:style-name="P46"><text:span text:style-name="T140">2013<text:tab/><text:tab/>35</text:span><text:span text:style-name="T141">th</text:span><text:span text:style-name="T140"> annual meeting of the Cognitive Science Society, Berlin, Germany</text:span></text:p>
      <text:p text:style-name="P46">2011<text:tab/><text:tab/><text:span text:style-name="T140">33</text:span><text:span text:style-name="T141">rd</text:span><text:span text:style-name="T140"> a</text:span>nnual <text:span text:style-name="T160">m</text:span>eeting of the Cognitive Science Society, Boston, MA</text:p>
      <text:p text:style-name="P7"/>
      <text:p text:style-name="P8">Posters</text:p>
      <text:p text:style-name="P88"/>
      <text:p text:style-name="P124"><text:span text:style-name="T100">Brookshire, </text:span><text:span text:style-name="T108">G., Wu, Y. C., </text:span><text:span text:style-name="T100">Quirk, </text:span><text:span text:style-name="T108">C., </text:span><text:span text:style-name="T100">Gerrol, </text:span><text:span text:style-name="T108">S., </text:span><text:span text:style-name="T100">Merrill, </text:span><text:span text:style-name="T108">D. A., </text:span><text:span text:style-name="T100">Caselli, </text:span><text:span text:style-name="T108">R. J, </text:span><text:span text:style-name="T100">Lucero, </text:span><text:span text:style-name="T108">C. (2022). Alzheimer’s disease status can be predicted using a novel fractal-based metric computed from resting-state EEG. Poster presented at the 2022 Alzheimer's Association International Conference.</text:span></text:p>
      <text:p text:style-name="P124"><text:span text:style-name="T100">Quirk, </text:span><text:span text:style-name="T108">C., </text:span><text:span text:style-name="T100">Brookshire, </text:span><text:span text:style-name="T108">G., Wu, Y.C., </text:span><text:span text:style-name="T100">Lucero, </text:span><text:span text:style-name="T108">C. (2022). Building an EEG-based Alzheimer’s Diagnostic: What is the Optimal Cross-Validation Method? Poster presented at the 2022 Alzheimer's Association International Conference.</text:span></text:p>
      <text:p text:style-name="P124"><text:span text:style-name="T108">Wu, Y. C., </text:span><text:span text:style-name="T100">Quirk, </text:span><text:span text:style-name="T108">C., </text:span><text:span text:style-name="T100">Brookshire, </text:span><text:span text:style-name="T108">G., </text:span><text:span text:style-name="T100">Gerrol, </text:span><text:span text:style-name="T108">S., </text:span><text:span text:style-name="T100">Merrill, </text:span><text:span text:style-name="T108">D. A., </text:span><text:span text:style-name="T100">Caselli, </text:span><text:span text:style-name="T108">R. J, </text:span><text:span text:style-name="T100">Lucero, </text:span><text:span text:style-name="T108">C. (2022). A novel machine learning technique using resting-state EEG to assess and monitor cognitive impairment. Poster presented at the 2022 Alzheimer's Association International Conference.</text:span></text:p>
      <text:p text:style-name="P83"><text:span text:style-name="T100">Brookshire, G., Mangelsdorf, H.</text:span><text:span text:style-name="T101">H</text:span><text:span text:style-name="T100">., Sava-Segal, C., Reis, K., Nusbaum, H., Goldin-Meadow, S., </text:span><text:soft-page-break/><text:span text:style-name="T101">Casasanto, D. (202</text:span><text:span text:style-name="T102">1</text:span><text:span text:style-name="T101">). </text:span><text:span text:style-name="T115">Expertise modulates neural tracking of dance and sign language</text:span><text:span text:style-name="T101">. Poster</text:span><text:span text:style-name="T102"> </text:span><text:span text:style-name="T101">presented at the 202</text:span><text:span text:style-name="T102">1</text:span><text:span text:style-name="T101"> </text:span><text:span text:style-name="T103">m</text:span><text:span text:style-name="T104">eeting of the </text:span><text:span text:style-name="T102">Cognitive Science Society</text:span><text:span text:style-name="T104">.</text:span></text:p>
      <text:p text:style-name="P119"><text:span text:style-name="T111">B</text:span><text:span text:style-name="T110">rookshire, G., Mangelsdorf, H.</text:span><text:span text:style-name="T115">H</text:span><text:span text:style-name="T110">., Sava-Segal, C., Reis, K., Nusbaum, H., Goldin-Meadow, S., </text:span><text:span text:style-name="T115">Casasanto, D. (2020). Cortical stimulus-tracking depends on expertise. Poster presented at the 2020 <text:s/></text:span><text:span text:style-name="T116">m</text:span><text:span text:style-name="T112">eeting of the Society for the Neurobiology of Language.</text:span></text:p>
      <text:p text:style-name="P115"><text:span text:style-name="T111">B</text:span><text:span text:style-name="T110">rookshire, G., Landau, A., &amp; Jensen, O. (2019). Investigating rhythmic attentional sampling using rapid frequency-tagging in MEG. Poster presented at the MEG UK Conference in Cardiff, UK.</text:span></text:p>
      <text:p text:style-name="P116"><text:span text:style-name="T111">B</text:span><text:span text:style-name="T112">rookshire, G. &amp; Casasanto, D. (201</text:span><text:span text:style-name="T113">8</text:span><text:span text:style-name="T112">). </text:span><text:span text:style-name="T113">Cortex can entrain to predictable sequences even in the absense of periodicity. Poster presented at the 25</text:span><text:span text:style-name="T122">th</text:span><text:span text:style-name="T113"> annual meeting of the Cognitive Neuroscience Society in Boston, MA.</text:span></text:p>
      <text:p text:style-name="P117"><text:span text:style-name="T111">Lucero, C., Brookshire, G., Quirk, C., Goldin-Meadow, S., Vogel, E., &amp; Casasanto, D. (2018). Unconscious number discrimination in the human visual system. Poster presented at the 25</text:span><text:span text:style-name="T123">th</text:span><text:span text:style-name="T111"> annual meeting of the Cognitive Neuroscience Society, Boston, MA. </text:span></text:p>
      <text:p text:style-name="P117"><text:span text:style-name="T111">B</text:span><text:span text:style-name="T112">rookshire, G. &amp; Casasanto, D. (201</text:span><text:span text:style-name="T113">8</text:span><text:span text:style-name="T112">). Cortical phase-locking to predictable temporal sequences in the absence of periodicity. </text:span><text:span text:style-name="T114">Poster presented at the 31</text:span><text:span text:style-name="T124">st</text:span><text:span text:style-name="T114"> annual CUNY Sentence Processing Conference, Davis, CA.</text:span></text:p>
      <text:p text:style-name="P116"><text:span text:style-name="T111">Yap, D. F., Brookshire, G., &amp; Casasanto, D. (2018). Beat gestures encode spatial semantics. Poster presented at the 31st </text:span><text:span text:style-name="T114">annual CUNY Sentence Processing Conference, Davis, CA.</text:span><text:span text:style-name="T111"> </text:span></text:p>
      <text:p text:style-name="P118"><text:span text:style-name="T111">B</text:span><text:span text:style-name="T112">rookshire, G. &amp; Casasanto, D. (2017). C</text:span><text:span text:style-name="T47">ortical entrainment depends on temporal predictability, not periodicity. </text:span><text:span text:style-name="T48">Poster presented at the 9</text:span><text:span text:style-name="T118">th</text:span><text:span text:style-name="T48"> </text:span><text:span text:style-name="T49">a</text:span><text:span text:style-name="T48">nnual </text:span><text:span text:style-name="T49">m</text:span><text:span text:style-name="T48">eeting of the Society for the Neurobiology of Language, Baltimore, MD. </text:span><text:span text:style-name="T50">(Selected for presentation as a poster slam.)</text:span></text:p>
      <text:p text:style-name="P98"><text:span text:style-name="T51">Brookshire, G., Lu, J., Nusbaum, H., </text:span><text:span text:style-name="T52">Goldin-Meadow, S., &amp; Casasanto, D. (201</text:span><text:span text:style-name="T53">7</text:span><text:span text:style-name="T52">). </text:span><text:span text:style-name="T54">Visual cortex entrains to low-frequency amplitude variability in sign language. <text:s/></text:span><text:span text:style-name="T52">Poster presented at </text:span><text:span text:style-name="T54">the 24</text:span><text:span text:style-name="T119">th</text:span><text:span text:style-name="T54"> annual meeting of the Cognitive Neuroscience Society, San Francisco, CA.</text:span></text:p>
      <text:p text:style-name="P99"><text:span text:style-name="T51">Brookshire, G., </text:span><text:span text:style-name="T55">Turk-Browne, N.B.,</text:span><text:span text:style-name="T51"> &amp; Casasanto, D. </text:span><text:span text:style-name="T56">(2016). </text:span><text:span text:style-name="T51">Top-down </text:span><text:span text:style-name="T57">p</text:span><text:span text:style-name="T51">redictions in </text:span><text:span text:style-name="T57">s</text:span><text:span text:style-name="T51">tatistical </text:span><text:span text:style-name="T57">l</text:span><text:span text:style-name="T51">earning </text:span><text:span text:style-name="T57">c</text:span><text:span text:style-name="T51">arried by </text:span><text:span text:style-name="T57">a</text:span><text:span text:style-name="T51">lpha </text:span><text:span text:style-name="T57">o</text:span><text:span text:style-name="T51">scillations. </text:span><text:span text:style-name="T57">Poster presented at the 8</text:span><text:span text:style-name="T120">th</text:span><text:span text:style-name="T57"> annual meeting for the Society for the Neurobiology of Language, London.</text:span></text:p>
      <text:p text:style-name="P99"><text:span text:style-name="T58">B</text:span><text:span text:style-name="T47">rookshire, G. &amp; Casasanto, D. (</text:span><text:span text:style-name="T59">2016). Top-down predictions in statistical learning are carried by alpha oscillations. Poster presented at the </text:span><text:span text:style-name="T60">28</text:span><text:span text:style-name="T121">th</text:span><text:span text:style-name="T60"> annual convention of the</text:span><text:span text:style-name="T59"> Association for Psychological Science, Chicago, IL.</text:span></text:p>
      <text:p text:style-name="P100"><text:span text:style-name="T58">B</text:span><text:span text:style-name="T47">rookshire, G. &amp; Cas</text:span><text:span text:style-name="T61">a</text:span><text:span text:style-name="T47">santo, D. (2015). Associative networks learn grammatical categories from sequential order alone. Poster presented at the </text:span><text:span text:style-name="T62">56th annual meeting of the Psychonomic Society, Chicago, IL.</text:span></text:p>
      <text:p text:style-name="P101"><text:span text:style-name="T58">B</text:span><text:span text:style-name="T47">rookshire, G. &amp; Cas</text:span><text:span text:style-name="T61">a</text:span><text:span text:style-name="T47">santo, D. (2015). Associative networks learn abstract grammatical categories. Poster presented at the </text:span><text:span text:style-name="T63">7th annual meeting of the Society for the Neurobiology of Language, Chicago, IL.</text:span></text:p>
      <text:p text:style-name="P102"><text:span text:style-name="T58">Brookshire, G. &amp; Casasanto, D. (2013). Manual motor asymmetries predict hemispheric lateralization of </text:span><text:soft-page-break/><text:span text:style-name="T58">emotion. Poster presented at the </text:span><text:span text:style-name="T64">3rd annual meeting of the Society for Social Neuroscience (S4SN), San Diego, CA.</text:span></text:p>
      <text:p text:style-name="P103"><text:span text:style-name="T65">Brookshire, G. &amp; Casasanto, D. (2013). Brief Motor Experience Reverses Visual Hemifield Effects for Emotional Faces. Poster presented at the </text:span><text:span text:style-name="T66">25th annual convention of the Association for Psychological Science, Washington, DC.</text:span></text:p>
      <text:p text:style-name="P103"><text:span text:style-name="T47">Brookshire, G. <text:s/>&amp; Casasanto, D. (2013). Manual motor asymmetries predict neural organization of emotion. Poster</text:span><text:span text:style-name="T65"> </text:span><text:span text:style-name="T47">presented at the </text:span><text:span text:style-name="T66">20th annual meeting of the Cognitive Neuroscience Society, San Francisco, CA.</text:span></text:p>
      <text:p text:style-name="P104"><text:span text:style-name="T47">Brookshire, G. &amp; Casasanto, D. (2011). Brief motor experience reverses visual hemifield effects. <text:s/>Poster presented at the </text:span><text:span text:style-name="T67">18th annual meeting of the Cognitive Neuroscience Society, San Francisco, CA.</text:span></text:p>
      <text:p text:style-name="P51">Brookshire, G. &amp; Casasanto, D. (2010). Motor Fluency Predicts Space-Valence Associations. Poster presented at The Embodied Mind: Perspectives &amp; Limitations, Nijmegen, Netherlands.</text:p>
      <text:p text:style-name="P51">Brookshire, G., Ivry, R., &amp; Casasanto, D. (2010). Modulation of motor-meaning congruity effects for valenced words. Poster presented at the FENS Forum of European Neuroscience, Amsterdam, Netherlands.</text:p>
      <text:p text:style-name="P9"/>
      <text:p text:style-name="P10">Service and memberships</text:p>
      <text:p text:style-name="P88"/>
      <text:p text:style-name="P95"><text:span text:style-name="T7">Ad hoc reviewer</text:span><text:span text:style-name="T16">: </text:span><text:span text:style-name="T25">Acta Psychologia; </text:span><text:span text:style-name="T16">Attention, Perception &amp; Psychophysics; </text:span><text:span text:style-name="T14">Brain and Language; Cerebral Cortex; </text:span><text:span text:style-name="T19">Cognition; </text:span><text:span text:style-name="T22">Cognitive Process</text:span><text:span text:style-name="T24">ing</text:span><text:span text:style-name="T22">; </text:span><text:span text:style-name="T18">Cognitive Science;</text:span><text:span text:style-name="T14"> Cognitive Science Society conference proceedings; </text:span><text:span text:style-name="T21">Emotion; </text:span><text:span text:style-name="T46">European Journal of Neuroscience; </text:span><text:span text:style-name="T14">Frontiers in Psychology; </text:span><text:span text:style-name="T42">Journal of Cognitive Psychology; </text:span><text:span text:style-name="T20">Journal of Neuroscience; </text:span><text:span text:style-name="T44">Nature Neuroscience; </text:span><text:span text:style-name="T31">NeuroImage; </text:span><text:span text:style-name="T26">Proceedings of the National Academy of Sciences; </text:span><text:span text:style-name="T17">Psychological Research; </text:span><text:span text:style-name="T23">Psychological Science</text:span></text:p>
      <text:p text:style-name="P70"/>
      <text:p text:style-name="P96"><text:span text:style-name="T7">Memberships</text:span><text:span text:style-name="T16">: Association for Psychological Science, Cognitive Neuroscience Society, Cognitive Science Society, </text:span><text:span text:style-name="T27">Psychonomic Society, </text:span><text:span text:style-name="T28">Society for the Neurobiology of Language, </text:span><text:span text:style-name="T29">Society for Neuroscience</text:span></text:p>
      <text:p text:style-name="P69"/>
      <text:p text:style-name="P113"><text:span text:style-name="T8">D</text:span><text:span text:style-name="T6">epartment</text:span><text:span text:style-name="T9">al</text:span><text:span text:style-name="T6"> service</text:span><text:span text:style-name="T14">: </text:span><text:span text:style-name="T45">Presented on applying for postdoctoral positions in the </text:span><text:span text:style-name="T14">“</text:span><text:span text:style-name="T45">What next?” Workshop on career advice after the PhD (2019); </text:span><text:span text:style-name="T44">Co-organize cognitive neuroscience workshop between the University of Birmingham and Oxford University </text:span><text:span text:style-name="T45">(2019);</text:span><text:span text:style-name="T44"> </text:span><text:span text:style-name="T43">Organized PhD/postdoc symposium for visiting speaker Sabine Kastner (2018); </text:span><text:span text:style-name="T41">Student mentor for a first-year PhD student (2014–2017); Host visiting prospective students (2014–2017); </text:span><text:span text:style-name="T32">C</text:span><text:span text:style-name="T14">ommittee to select departmental colloquium speakers </text:span><text:span text:style-name="T30">(2014–2015)</text:span></text:p>
      <text:p text:style-name="P113"><text:span text:style-name="T41"><text:s text:c="2"/></text:span><text:span text:style-name="T43"><text:s/></text:span></text:p>
      <text:p text:style-name="P112"><text:span text:style-name="T2">Outreach and community</text:span><text:span text:style-name="T33">: </text:span><text:span text:style-name="T40">General</text:span><text:span text:style-name="T39">-audience presentations at Brain Awareness Week, Birmingham (2019); </text:span><text:span text:style-name="T34">Judge for the Chicago Area Undergraduate Research Symposium (201</text:span><text:span text:style-name="T35">6–17</text:span><text:span text:style-name="T34">); </text:span><text:span text:style-name="T36">Presentations for the general public at the UChicago Humanities Day (2015) and Art, Science and Culture Initiative (2015); Cognitive science demonstrations </text:span><text:span text:style-name="T37">for college students </text:span><text:span text:style-name="T36">with the Think Tank (201</text:span><text:span text:style-name="T38">5-1</text:span><text:span text:style-name="T36">6, </text:span><text:soft-page-break/><text:span text:style-name="T36">thinktank.uchicago.edu)</text:span></text:p>
      <text:p text:style-name="P11"/>
      <text:p text:style-name="P12">Teaching and supervision</text:p>
      <text:p text:style-name="P88"/>
      <text:p text:style-name="P77">Teaching</text:p>
      <text:p text:style-name="P58">2020<text:tab/><text:tab/><text:tab/>Workshop: Introduction to Psychopy for masters students (Birmingham)</text:p>
      <text:p text:style-name="P56">2017<text:tab/><text:tab/><text:tab/>Teaching assistant, Cognitive psychology<text:span text:style-name="T166"> (undergrad)</text:span>, UChicago</text:p>
      <text:p text:style-name="P73"><text:tab/><text:tab/><text:tab/>TA, Cognitive diversity<text:span text:style-name="T166"> (undergrad)</text:span>, U<text:span text:style-name="T169">C</text:span>hicago</text:p>
      <text:p text:style-name="P74"><text:tab/><text:tab/><text:tab/>Guest lecture<text:span text:style-name="T168"> for Cognitive Diversity</text:span>: Bodily relativity of a<text:span text:style-name="T168">ffective motivation</text:span></text:p>
      <text:p text:style-name="P120"><text:span text:style-name="T92"><text:tab/><text:tab/><text:tab/>Guest lectures </text:span>Experimental Methods in Linguistics<text:span text:style-name="T92">: Mixed effects models in R</text:span></text:p>
      <text:p text:style-name="P120"><text:span text:style-name="T92"><text:tab/><text:tab/><text:tab/></text:span><text:span text:style-name="T93">Workshop: </text:span><text:span text:style-name="T99">C</text:span><text:span text:style-name="T98">ognitive science for American Sign Language interpreters</text:span></text:p>
      <text:p text:style-name="P53">2016<text:tab/><text:tab/><text:tab/>T<text:span text:style-name="T165">A</text:span>, Biological psychology (undergrad), U<text:span text:style-name="T158">C</text:span>hicago</text:p>
      <text:p text:style-name="P53"><text:tab/><text:tab/><text:tab/><text:span text:style-name="T158">TA, Sensation and perception (undergrad), UChicago</text:span></text:p>
      <text:p text:style-name="P53">2012<text:tab/><text:tab/><text:tab/>T<text:span text:style-name="T165">A</text:span>, Body and cognition (<text:span text:style-name="T170">graduate</text:span>), The New School</text:p>
      <text:p text:style-name="P54"/>
      <text:p text:style-name="P76">Supervision</text:p>
      <text:p text:style-name="P57">2017-<text:span text:style-name="T177">2018<text:tab/></text:span><text:tab/>Cornell University: Research supervisor for undergraduates (Rachel Mattessich)</text:p>
      <text:p text:style-name="P55">2014<text:span text:style-name="T153">–2017<text:tab/></text:span><text:tab/><text:span text:style-name="T151">University of Chicago: </text:span>Research supervisor for <text:span text:style-name="T167">masters students (Srishti Goel), </text:span>undergraduates (Chelsea Rapoport, <text:span text:style-name="T155">Amritpal Singh, Jahn Madlangbayan, Clara Sava-Segal, Varun Joshi</text:span>), <text:span text:style-name="T172">and high-schoolers (Ben Grobman, Juliana Berlin). </text:span></text:p>
      <text:p text:style-name="P23"><text:span text:style-name="T145">2011</text:span><text:span text:style-name="T146">–</text:span><text:span text:style-name="T145">2013<text:tab/><text:tab/></text:span><text:span text:style-name="T147">The New School for Social Research: </text:span><text:span text:style-name="T145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89"/>
      <text:p text:style-name="P39">2018–20<text:span text:style-name="T181">21</text:span> <text:tab/>The University of Birmingham</text:p>
      <text:p text:style-name="P39"><text:tab/><text:tab/><text:tab/>PI: Ole Jensen</text:p>
      <text:p text:style-name="P30"/>
      <text:p text:style-name="P30">2013–<text:span text:style-name="T177">2018 </text:span><text:tab/>The University of Chicago</text:p>
      <text:p text:style-name="P30"><text:tab/><text:tab/><text:tab/>PI: Daniel Casasanto</text:p>
      <text:p text:style-name="P31"/>
      <text:p text:style-name="P31">2011–2013<text:tab/><text:tab/>The New School for Social Research</text:p>
      <text:p text:style-name="P94"><text:span text:style-name="T3"><text:tab/><text:tab/><text:tab/></text:span><text:span text:style-name="T4">PI: Daniel Casasanto</text:span></text:p>
      <text:p text:style-name="P21"/>
      <text:p text:style-name="P94"><text:span text:style-name="T2">2009–2011</text:span><text:span text:style-name="T1"><text:tab/></text:span><text:span text:style-name="T2"><text:tab/>Max Planck Institute for Psycholinguistics, Nijmegen, NL</text:span></text:p>
      <text:p text:style-name="P21"><text:tab/><text:tab/><text:tab/>Research assistant</text:p>
      <text:p text:style-name="P21"><text:tab/><text:tab/><text:tab/><text:span text:style-name="T144">PIs</text:span>: Peter Hagoort, Jos van Berkum, <text:span text:style-name="T143">and </text:span>Daniel Casasanto</text:p>
      <text:p text:style-name="P21"/>
      <text:p text:style-name="P21"><text:soft-page-break/>2007–2009<text:tab/><text:tab/>University of California - Berkeley</text:p>
      <text:p text:style-name="P21"><text:tab/><text:tab/><text:tab/>Research assistant</text:p>
      <text:p text:style-name="P21"><text:tab/><text:tab/><text:tab/><text:span text:style-name="T144">PI</text:span>: Richard Ivry</text:p>
      <text:p text:style-name="P21"/>
      <text:p text:style-name="P21">2006<text:tab/><text:tab/><text:tab/>University of California - Berkeley</text:p>
      <text:p text:style-name="P21"><text:tab/><text:tab/><text:tab/>Research assistant</text:p>
      <text:p text:style-name="P21"><text:tab/><text:tab/><text:tab/><text:span text:style-name="T144">PI</text:span>: Laura Sterponi</text:p>
      <text:p text:style-name="P16"/>
      <text:p text:style-name="P16">Press</text:p>
      <text:p text:style-name="P88"/>
      <text:p text:style-name="P68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63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62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61">ScienceMag.com, <text:span text:style-name="T127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60">PopularScience.com, <text:span text:style-name="T127">The Keyboard’s Strange Impact On Your Baby’s Name</text:span><text:span text:style-name="T131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31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31">your-baby%E2%80%99s-name</text:span></text:a></text:p>
      <text:p text:style-name="P59">Time.com, <text:span text:style-name="T127">Study: Keyboards Are Influencing What You Name Your Baby</text:span><text:span text:style-name="T131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52"><text:span text:style-name="T125">ScienceDaily.com, </text:span><text:span text:style-name="T128">Emotion reversed in left-handers' brains</text:span><text:span text:style-name="T132">, May 2, 2012. </text:span><text:a xlink:type="simple" xlink:href="http://www.sciencedaily.com/releases/2012/05/120502184836.htm" text:style-name="Internet_20_link" text:visited-style-name="Visited_20_Internet_20_Link"><text:span text:style-name="T132">http://www.sciencedaily.com/releases/2012/05/120502184836.htm</text:span></text:a></text:p>
      <text:p text:style-name="P47"><text:span text:style-name="T134">PsychologyToday.com, </text:span><text:span text:style-name="T130">Emotion Is Reversed in Left-Handers' Brains</text:span><text:span text:style-name="T134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34">http://www.psychologytoday.com/blog/malleable-mind/201205/emotion-is-reversed-in-left-handers-brains</text:span></text:a></text:p>
      <text:p text:style-name="P17"/>
      <text:p text:style-name="P13"><text:span text:style-name="T171">Technical s</text:span>kills</text:p>
      <text:p text:style-name="P90"/>
      <text:p text:style-name="P65"><text:span text:style-name="T133">P</text:span><text:span text:style-name="T131">rogramming languages: </text:span><text:span text:style-name="T138">P</text:span><text:span text:style-name="T131">ython, R, </text:span><text:span text:style-name="T138">Matlab, </text:span><text:span text:style-name="T139">Bash, </text:span><text:span text:style-name="T131">Supercollider</text:span></text:p>
      <text:p text:style-name="P64"><text:span text:style-name="T135">Designing, running, and analyzing experiments using</text:span><text:span text:style-name="T131"> </text:span><text:span text:style-name="T137">M</text:span><text:span text:style-name="T138">EG/</text:span><text:span text:style-name="T131">EEG and behavioral </text:span><text:span text:style-name="T135">methods</text:span></text:p>
      <text:p text:style-name="P71">Linear mixed-effects modeling</text:p>
      <text:p text:style-name="P71">Non-parametric statistics</text:p>
      <text:p text:style-name="P72">Multivariate <text:span text:style-name="T179">decoding</text:span> analyses</text:p>
      <text:p text:style-name="P66"><text:span text:style-name="T139">D</text:span><text:span text:style-name="T138">igital</text:span><text:span text:style-name="T136"> signal processing</text:span></text:p>
      <text:p text:style-name="P14"><text:soft-page-break/></text:p>
      <text:p text:style-name="P15">Citizenship</text:p>
      <text:p text:style-name="P93"/>
      <text:p text:style-name="P67"><text:span text:style-name="T133">U</text:span><text:span text:style-name="T131">S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Slack-Lato" svg:font-family="Slack-Lato, Slack-Fractions, appleLogo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2-10-26T17:48:46.924982325</dc:date>
    <meta:editing-duration>PT20H43M57S</meta:editing-duration>
    <meta:editing-cycles>288</meta:editing-cycles>
    <meta:document-statistic meta:table-count="0" meta:image-count="0" meta:object-count="0" meta:page-count="8" meta:paragraph-count="142" meta:word-count="1925" meta:character-count="14856" meta:non-whitespace-character-count="12926"/>
    <meta:user-defined meta:name="Company">UC - Berkeley</meta:user-defined>
  </office:meta>
</office:document-meta>
</file>